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urier New" fo:font-size="13pt" officeooo:rsid="00002fea" officeooo:paragraph-rsid="00002fea" style:font-size-asian="11.3500003814697pt" style:font-size-complex="13pt"/>
    </style:style>
    <style:style style:name="P2" style:family="paragraph" style:parent-style-name="Standard">
      <style:paragraph-properties fo:text-align="center" style:justify-single-word="false"/>
      <style:text-properties style:font-name="Courier New" fo:font-size="13pt" officeooo:rsid="00002fea" officeooo:paragraph-rsid="00002fea" style:font-size-asian="11.3500003814697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lipse</text:p>
      <text:p text:style-name="P2"/>
      <text:p text:style-name="P2">Los humanos siempre han estado en discordia causando disputas sin sentido pero aquella que derramo la gota del vaso fue un día en que un grupo de guerreros sintieron envidia por los privilegios que tenían algunos de sus hermanos. Estos hermanos al ser espirituales preferían estar conectados con la energía espiritual, gozando de buena saludad y prosperidad, mientras sus otros hermanos, aquellos guerreros terrenales vivían cometiendo pecados tras pecados. Mientras unos deseaban poder y gobernar sobre sus hermanos, otros deseaban paz y tranquilidad. No conforme con eso, cada bando se dividió en dos grupos. El primer grupo con el paso de los años tuvieron oportunidad de conocer otro mundo, el espiritual, mientras el otro, solo conocía el caos, poder y la avaricia, el terrenal. </text:p>
      <text:p text:style-name="P2"/>
      <text:p text:style-name="P2">Llego el dia en que los hermanos terrenales no se iban a quedar de manos cruzadas, guiados por el poder comienzan una guerra por terreno, querian lo que ellos no tenian. Los hermanos espirituales intentaron hallar una forma de calmar a sus hermanos terrenal, pero fue imposible, nadie se escuchaba entre si. Comenzaron a luchar entre si, los hermanos espirituales no le podían dar paso a los terrenales porque sabian que consigo llevaban el caos y marchitarían con sus sucios pensamientos el lugar espiritual.</text:p>
      <text:p text:style-name="P2"><text:s/></text:p>
      <text:p text:style-name="P2">Mientras ocurria la gran guerra mundial, de la niebla, la destruccion, las lagrimas, la sangre nacio la deidad del caos, no tenia control y todo lo que tocaba lo quemaba, lo destruia.</text:p>
      <text:p text:style-name="P2">Un grupo de personas vieron a caos con un gran temor en sus ojos, sentian angustia al no saber que hacer. La guerra duro un par de siglos, un par de chicas, madres de hogar, jefes de tribus decidieron contactar a las deidades por ayuda pero ninguno respondia o daba señales de vida tras la guerra asi que decidieron tomar acciones por su cuenta para parar esta discordia, pero su intento fallo, costándole la vida a uno de sus hijos, echa lagrimas se le aparece Caos en frente para hacerla hundir en su miseria, cansada y aferrada a su hijo mira a Caos a los ojos y le dice que no le tiene miedo con una mirada de enojo y convicción, tras ese suceso una luz resplandeciente brilla como escudo para ella, evitando que la energía de caos la tocase haciendo aparecer una de las deidades que decidió responder a su llamado, conmovido por su valentía este Dios le concede el poder a esta madre para aprisionar a Caos llevándoselo a la luna junto con su gente, quienes creyeron en ella. La guerra se dio por terminada al menos <text:soft-page-break/>temporalmente gracias a el Dios sol dejando a un lado sus diferencias para rezarle a esta entidad divina.</text:p>
      <text:p text:style-name="P2">Lo que no sabrían es que un día una profecía le daría lugar a la destrucción de la tierra y la luna al liberar a caos de su prisió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5T17:04:37.738000000</meta:creation-date>
    <dc:date>2023-06-06T01:56:11.434000000</dc:date>
    <meta:editing-duration>PT8H51M34S</meta:editing-duration>
    <meta:editing-cycles>1</meta:editing-cycles>
    <meta:document-statistic meta:table-count="0" meta:image-count="0" meta:object-count="0" meta:page-count="2" meta:paragraph-count="8" meta:word-count="477" meta:character-count="2743" meta:non-whitespace-character-count="2269"/>
    <meta:generator>LibreOffice/7.4.4.2$Windows_X86_64 LibreOffice_project/85569322deea74ec9134968a29af2df5663baa21</meta:generator>
  </office:meta>
</office:document-meta>
</file>